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6" office:value-type="string" calcext:value-type="string" table:number-columns-spanned="9" table:number-rows-spanned="1">
              <text:p>中 華 民 國 101 年 1 月 份</text:p>
            </table:table-cell>
            <table:covered-table-cell table:number-columns-repeated="8" table:style-name="ce46"/>
            <table:table-cell table:style-name="ce49" table:number-columns-repeated="2"/>
            <table:table-cell table:style-name="ce30" table:number-columns-repeated="8"/>
            <table:table-cell table:style-name="ce52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3"/>
            <table:table-cell table:style-name="ce48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3"/>
            <table:covered-table-cell table:style-name="ce51"/>
            <table:table-cell table:style-name="ce53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4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4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5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69788" calcext:value-type="float">
            <text:p><text:s text:c="3"/>69,788</text:p>
          </table:table-cell>
          <table:table-cell table:style-name="ce35" office:value-type="float" office:value="5076" calcext:value-type="float">
            <text:p><text:s text:c="3"/>5,076</text:p>
          </table:table-cell>
          <table:table-cell table:style-name="ce35" office:value-type="float" office:value="6304" calcext:value-type="float">
            <text:p><text:s text:c="3"/>6,304</text:p>
          </table:table-cell>
          <table:table-cell table:style-name="ce35" office:value-type="float" office:value="4495" calcext:value-type="float">
            <text:p><text:s text:c="3"/>4,495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1646" calcext:value-type="float">
            <text:p><text:s text:c="3"/>1,646</text:p>
          </table:table-cell>
          <table:table-cell table:style-name="ce35" office:value-type="float" office:value="2521" calcext:value-type="float">
            <text:p><text:s text:c="3"/>2,521</text:p>
          </table:table-cell>
          <table:table-cell table:style-name="ce35" office:value-type="float" office:value="8277" calcext:value-type="float">
            <text:p><text:s text:c="3"/>8,277</text:p>
          </table:table-cell>
          <table:table-cell table:style-name="ce35" office:value-type="float" office:value="215" calcext:value-type="float">
            <text:p><text:s text:c="3"/>215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5231" calcext:value-type="float">
            <text:p><text:s text:c="3"/>5,231</text:p>
          </table:table-cell>
          <table:table-cell table:style-name="ce35" office:value-type="float" office:value="31890" calcext:value-type="float">
            <text:p><text:s text:c="3"/>31,890</text:p>
          </table:table-cell>
          <table:table-cell table:style-name="ce35" office:value-type="float" office:value="1698" calcext:value-type="float">
            <text:p><text:s text:c="3"/>1,69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6499" calcext:value-type="float">
            <text:p><text:s text:c="3"/>66,499</text:p>
          </table:table-cell>
          <table:table-cell table:style-name="ce35" office:value-type="float" office:value="3457" calcext:value-type="float">
            <text:p><text:s text:c="3"/>3,457</text:p>
          </table:table-cell>
          <table:table-cell table:style-name="ce35" office:value-type="float" office:value="6103" calcext:value-type="float">
            <text:p><text:s text:c="3"/>6,103</text:p>
          </table:table-cell>
          <table:table-cell table:style-name="ce35" office:value-type="float" office:value="5260" calcext:value-type="float">
            <text:p><text:s text:c="3"/>5,260</text:p>
          </table:table-cell>
          <table:table-cell table:style-name="ce35" office:value-type="float" office:value="2801" calcext:value-type="float">
            <text:p><text:s text:c="3"/>2,801</text:p>
          </table:table-cell>
          <table:table-cell table:style-name="ce35" office:value-type="float" office:value="1714" calcext:value-type="float">
            <text:p><text:s text:c="3"/>1,714</text:p>
          </table:table-cell>
          <table:table-cell table:style-name="ce35" office:value-type="float" office:value="2405" calcext:value-type="float">
            <text:p><text:s text:c="3"/>2,405</text:p>
          </table:table-cell>
          <table:table-cell table:style-name="ce35" office:value-type="float" office:value="6761" calcext:value-type="float">
            <text:p><text:s text:c="3"/>6,761</text:p>
          </table:table-cell>
          <table:table-cell table:style-name="ce35" office:value-type="float" office:value="838" calcext:value-type="float">
            <text:p><text:s text:c="3"/>838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5231" calcext:value-type="float">
            <text:p><text:s text:c="3"/>5,231</text:p>
          </table:table-cell>
          <table:table-cell table:style-name="ce35" office:value-type="float" office:value="31890" calcext:value-type="float">
            <text:p><text:s text:c="3"/>31,890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6" office:value-type="float" office:value="3289" calcext:value-type="float">
            <text:p>3,289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1094" calcext:value-type="float">
            <text:p><text:s text:c="3"/>31,094</text:p>
          </table:table-cell>
          <table:table-cell table:style-name="ce35" office:value-type="float" office:value="2401" calcext:value-type="float">
            <text:p><text:s text:c="3"/>2,401</text:p>
          </table:table-cell>
          <table:table-cell table:style-name="ce35" office:value-type="float" office:value="3005" calcext:value-type="float">
            <text:p><text:s text:c="3"/>3,005</text:p>
          </table:table-cell>
          <table:table-cell table:style-name="ce35" office:value-type="float" office:value="2150" calcext:value-type="float">
            <text:p><text:s text:c="3"/>2,150</text:p>
          </table:table-cell>
          <table:table-cell table:style-name="ce35" office:value-type="float" office:value="1062" calcext:value-type="float">
            <text:p><text:s text:c="3"/>1,062</text:p>
          </table:table-cell>
          <table:table-cell table:style-name="ce35" office:value-type="float" office:value="754" calcext:value-type="float">
            <text:p><text:s text:c="3"/>754</text:p>
          </table:table-cell>
          <table:table-cell table:style-name="ce35" office:value-type="float" office:value="1113" calcext:value-type="float">
            <text:p><text:s text:c="3"/>1,113</text:p>
          </table:table-cell>
          <table:table-cell table:style-name="ce35" office:value-type="float" office:value="3619" calcext:value-type="float">
            <text:p><text:s text:c="3"/>3,619</text:p>
          </table:table-cell>
          <table:table-cell table:style-name="ce35" office:value-type="float" office:value="125" calcext:value-type="float">
            <text:p><text:s text:c="3"/>125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292" calcext:value-type="float">
            <text:p><text:s text:c="3"/>2,292</text:p>
          </table:table-cell>
          <table:table-cell table:style-name="ce35" office:value-type="float" office:value="14162" calcext:value-type="float">
            <text:p><text:s text:c="3"/>14,162</text:p>
          </table:table-cell>
          <table:table-cell table:style-name="ce35" office:value-type="float" office:value="407" calcext:value-type="float">
            <text:p><text:s text:c="3"/>40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9868" calcext:value-type="float">
            <text:p><text:s text:c="3"/>29,868</text:p>
          </table:table-cell>
          <table:table-cell table:style-name="ce35" office:value-type="float" office:value="1567" calcext:value-type="float">
            <text:p><text:s text:c="3"/>1,567</text:p>
          </table:table-cell>
          <table:table-cell table:style-name="ce35" office:value-type="float" office:value="2758" calcext:value-type="float">
            <text:p><text:s text:c="3"/>2,758</text:p>
          </table:table-cell>
          <table:table-cell table:style-name="ce35" office:value-type="float" office:value="2410" calcext:value-type="float">
            <text:p><text:s text:c="3"/>2,410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739" calcext:value-type="float">
            <text:p><text:s text:c="3"/>739</text:p>
          </table:table-cell>
          <table:table-cell table:style-name="ce35" office:value-type="float" office:value="1081" calcext:value-type="float">
            <text:p><text:s text:c="3"/>1,081</text:p>
          </table:table-cell>
          <table:table-cell table:style-name="ce35" office:value-type="float" office:value="3203" calcext:value-type="float">
            <text:p><text:s text:c="3"/>3,203</text:p>
          </table:table-cell>
          <table:table-cell table:style-name="ce35" office:value-type="float" office:value="429" calcext:value-type="float">
            <text:p><text:s text:c="3"/>429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292" calcext:value-type="float">
            <text:p><text:s text:c="3"/>2,292</text:p>
          </table:table-cell>
          <table:table-cell table:style-name="ce35" office:value-type="float" office:value="14162" calcext:value-type="float">
            <text:p><text:s text:c="3"/>14,162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7" office:value-type="float" office:value="1226" calcext:value-type="float">
            <text:p>1,226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6" office:value-type="float" office:value="38694" calcext:value-type="float">
            <text:p><text:s text:c="3"/>38,694</text:p>
          </table:table-cell>
          <table:table-cell table:style-name="ce36" office:value-type="float" office:value="2675" calcext:value-type="float">
            <text:p><text:s text:c="3"/>2,675</text:p>
          </table:table-cell>
          <table:table-cell table:style-name="ce36" office:value-type="float" office:value="3299" calcext:value-type="float">
            <text:p><text:s text:c="3"/>3,299</text:p>
          </table:table-cell>
          <table:table-cell table:style-name="ce36" office:value-type="float" office:value="2345" calcext:value-type="float">
            <text:p><text:s text:c="3"/>2,345</text:p>
          </table:table-cell>
          <table:table-cell table:style-name="ce36" office:value-type="float" office:value="1365" calcext:value-type="float">
            <text:p><text:s text:c="3"/>1,365</text:p>
          </table:table-cell>
          <table:table-cell table:style-name="ce36" office:value-type="float" office:value="892" calcext:value-type="float">
            <text:p><text:s text:c="3"/>892</text:p>
          </table:table-cell>
          <table:table-cell table:style-name="ce36" office:value-type="float" office:value="1408" calcext:value-type="float">
            <text:p><text:s text:c="3"/>1,408</text:p>
          </table:table-cell>
          <table:table-cell table:style-name="ce36" office:value-type="float" office:value="4658" calcext:value-type="float">
            <text:p><text:s text:c="3"/>4,658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939" calcext:value-type="float">
            <text:p><text:s text:c="3"/>2,939</text:p>
          </table:table-cell>
          <table:table-cell table:style-name="ce36" office:value-type="float" office:value="17728" calcext:value-type="float">
            <text:p><text:s text:c="3"/>17,728</text:p>
          </table:table-cell>
          <table:table-cell table:style-name="ce36" office:value-type="float" office:value="1291" calcext:value-type="float">
            <text:p><text:s text:c="3"/>1,29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631" calcext:value-type="float">
            <text:p><text:s text:c="3"/>36,631</text:p>
          </table:table-cell>
          <table:table-cell table:style-name="ce36" office:value-type="float" office:value="1890" calcext:value-type="float">
            <text:p><text:s text:c="3"/>1,890</text:p>
          </table:table-cell>
          <table:table-cell table:style-name="ce36" office:value-type="float" office:value="3345" calcext:value-type="float">
            <text:p><text:s text:c="3"/>3,345</text:p>
          </table:table-cell>
          <table:table-cell table:style-name="ce36" office:value-type="float" office:value="2850" calcext:value-type="float">
            <text:p><text:s text:c="3"/>2,850</text:p>
          </table:table-cell>
          <table:table-cell table:style-name="ce36" office:value-type="float" office:value="1595" calcext:value-type="float">
            <text:p><text:s text:c="3"/>1,595</text:p>
          </table:table-cell>
          <table:table-cell table:style-name="ce36" office:value-type="float" office:value="975" calcext:value-type="float">
            <text:p><text:s text:c="3"/>975</text:p>
          </table:table-cell>
          <table:table-cell table:style-name="ce36" office:value-type="float" office:value="1324" calcext:value-type="float">
            <text:p><text:s text:c="3"/>1,324</text:p>
          </table:table-cell>
          <table:table-cell table:style-name="ce36" office:value-type="float" office:value="3558" calcext:value-type="float">
            <text:p><text:s text:c="3"/>3,558</text:p>
          </table:table-cell>
          <table:table-cell table:style-name="ce36" office:value-type="float" office:value="409" calcext:value-type="float">
            <text:p><text:s text:c="3"/>40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939" calcext:value-type="float">
            <text:p><text:s text:c="3"/>2,939</text:p>
          </table:table-cell>
          <table:table-cell table:style-name="ce36" office:value-type="float" office:value="17728" calcext:value-type="float">
            <text:p><text:s text:c="3"/>17,7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58" office:value-type="float" office:value="2063" calcext:value-type="float">
            <text:p>2,063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2129" calcext:value-type="float">
            <text:p>12,129</text:p>
          </table:table-cell>
          <table:table-cell table:style-name="ce37" office:value-type="float" office:value="1062" calcext:value-type="float">
            <text:p>1,06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48" calcext:value-type="float">
            <text:p>2,748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2524" calcext:value-type="float">
            <text:p>2,52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587" calcext:value-type="float">
            <text:p>4,587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559" calcext:value-type="float">
            <text:p>11,559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936" calcext:value-type="float">
            <text:p>2,936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2376" calcext:value-type="float">
            <text:p>2,376</text:p>
          </table:table-cell>
          <table:table-cell table:style-name="ce37" office:value-type="float" office:value="275" calcext:value-type="float">
            <text:p>27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587" calcext:value-type="float">
            <text:p>4,587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59" office:value-type="float" office:value="570" calcext:value-type="float">
            <text:p>570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425" calcext:value-type="float">
            <text:p>5,425</text:p>
          </table:table-cell>
          <table:table-cell table:style-name="ce38" office:value-type="float" office:value="517" calcext:value-type="float">
            <text:p>5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07" calcext:value-type="float">
            <text:p>1,307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099" calcext:value-type="float">
            <text:p>1,099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31" calcext:value-type="float">
            <text:p>2,031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30" calcext:value-type="float">
            <text:p>5,330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71" calcext:value-type="float">
            <text:p>1,371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165" calcext:value-type="float">
            <text:p>1,165</text:p>
          </table:table-cell>
          <table:table-cell table:style-name="ce38" office:value-type="float" office:value="134" calcext:value-type="float">
            <text:p>1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31" calcext:value-type="float">
            <text:p>2,03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60" office:value-type="float" office:value="95" calcext:value-type="float">
            <text:p>95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9" office:value-type="float" office:value="6704" calcext:value-type="float">
            <text:p>6,704</text:p>
          </table:table-cell>
          <table:table-cell table:style-name="ce39" office:value-type="float" office:value="545" calcext:value-type="float">
            <text:p>5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41" calcext:value-type="float">
            <text:p>1,441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1425" calcext:value-type="float">
            <text:p>1,425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56" calcext:value-type="float">
            <text:p>2,556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229" calcext:value-type="float">
            <text:p>6,229</text:p>
          </table:table-cell>
          <table:table-cell table:style-name="ce39" office:value-type="float" office:value="366" calcext:value-type="float">
            <text:p>36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5" calcext:value-type="float">
            <text:p>1,565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211" calcext:value-type="float">
            <text:p>1,211</text:p>
          </table:table-cell>
          <table:table-cell table:style-name="ce39" office:value-type="float" office:value="141" calcext:value-type="float">
            <text:p>14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56" calcext:value-type="float">
            <text:p>2,55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475" calcext:value-type="float">
            <text:p>475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0507" calcext:value-type="float">
            <text:p>10,507</text:p>
          </table:table-cell>
          <table:table-cell table:style-name="ce37" office:value-type="float" office:value="1614" calcext:value-type="float">
            <text:p>1,614</text:p>
          </table:table-cell>
          <table:table-cell table:style-name="ce37" office:value-type="float" office:value="2936" calcext:value-type="float">
            <text:p>2,93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1565" calcext:value-type="float">
            <text:p>1,565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315" calcext:value-type="float">
            <text:p>3,315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050" calcext:value-type="float">
            <text:p>9,050</text:p>
          </table:table-cell>
          <table:table-cell table:style-name="ce37" office:value-type="float" office:value="1230" calcext:value-type="float">
            <text:p>1,230</text:p>
          </table:table-cell>
          <table:table-cell table:style-name="ce37" office:value-type="float" office:value="2748" calcext:value-type="float">
            <text:p>2,74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151" calcext:value-type="float">
            <text:p>1,151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315" calcext:value-type="float">
            <text:p>3,31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59" office:value-type="float" office:value="1457" calcext:value-type="float">
            <text:p>1,457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733" calcext:value-type="float">
            <text:p>4,733</text:p>
          </table:table-cell>
          <table:table-cell table:style-name="ce38" office:value-type="float" office:value="738" calcext:value-type="float">
            <text:p>738</text:p>
          </table:table-cell>
          <table:table-cell table:style-name="ce38" office:value-type="float" office:value="1371" calcext:value-type="float">
            <text:p>1,3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697" calcext:value-type="float">
            <text:p>697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483" calcext:value-type="float">
            <text:p>1,483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189" calcext:value-type="float">
            <text:p>4,189</text:p>
          </table:table-cell>
          <table:table-cell table:style-name="ce38" office:value-type="float" office:value="547" calcext:value-type="float">
            <text:p>547</text:p>
          </table:table-cell>
          <table:table-cell table:style-name="ce38" office:value-type="float" office:value="1307" calcext:value-type="float">
            <text:p>1,3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556" calcext:value-type="float">
            <text:p>556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483" calcext:value-type="float">
            <text:p>1,48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544" calcext:value-type="float">
            <text:p>544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5774" calcext:value-type="float">
            <text:p>5,774</text:p>
          </table:table-cell>
          <table:table-cell table:style-name="ce39" office:value-type="float" office:value="876" calcext:value-type="float">
            <text:p>876</text:p>
          </table:table-cell>
          <table:table-cell table:style-name="ce39" office:value-type="float" office:value="1565" calcext:value-type="float">
            <text:p>1,5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868" calcext:value-type="float">
            <text:p>868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32" calcext:value-type="float">
            <text:p>1,832</text:p>
          </table:table-cell>
          <table:table-cell table:style-name="ce39" office:value-type="float" office:value="214" calcext:value-type="float">
            <text:p>21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861" calcext:value-type="float">
            <text:p>4,861</text:p>
          </table:table-cell>
          <table:table-cell table:style-name="ce39" office:value-type="float" office:value="683" calcext:value-type="float">
            <text:p>683</text:p>
          </table:table-cell>
          <table:table-cell table:style-name="ce39" office:value-type="float" office:value="1441" calcext:value-type="float">
            <text:p>1,4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595" calcext:value-type="float">
            <text:p>595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32" calcext:value-type="float">
            <text:p>1,83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913" calcext:value-type="float">
            <text:p>913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8415" calcext:value-type="float">
            <text:p>8,415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1860" calcext:value-type="float">
            <text:p>1,86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012" calcext:value-type="float">
            <text:p>5,012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787" calcext:value-type="float">
            <text:p>7,787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1449" calcext:value-type="float">
            <text:p>1,449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012" calcext:value-type="float">
            <text:p>5,0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2" office:value-type="float" office:value="628" calcext:value-type="float">
            <text:p>628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3671" calcext:value-type="float">
            <text:p>3,671</text:p>
          </table:table-cell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775" calcext:value-type="float">
            <text:p>775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19" calcext:value-type="float">
            <text:p>2,219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429" calcext:value-type="float">
            <text:p>3,429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642" calcext:value-type="float">
            <text:p>642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19" calcext:value-type="float">
            <text:p>2,2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3" office:value-type="float" office:value="242" calcext:value-type="float">
            <text:p>242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4744" calcext:value-type="float">
            <text:p>4,744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085" calcext:value-type="float">
            <text:p>1,08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93" calcext:value-type="float">
            <text:p>2,793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358" calcext:value-type="float">
            <text:p>4,358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807" calcext:value-type="float">
            <text:p>807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93" calcext:value-type="float">
            <text:p>2,79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386" calcext:value-type="float">
            <text:p>386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5399" calcext:value-type="float">
            <text:p>5,399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16" calcext:value-type="float">
            <text:p>516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370" calcext:value-type="float">
            <text:p>3,370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209" calcext:value-type="float">
            <text:p>5,209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07" calcext:value-type="float">
            <text:p>507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370" calcext:value-type="float">
            <text:p>3,37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2" office:value-type="float" office:value="190" calcext:value-type="float">
            <text:p>190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2304" calcext:value-type="float">
            <text:p>2,304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438" calcext:value-type="float">
            <text:p>1,43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81" calcext:value-type="float">
            <text:p>2,281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268" calcext:value-type="float">
            <text:p>268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438" calcext:value-type="float">
            <text:p>1,4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3" office:value-type="float" office:value="23" calcext:value-type="float">
            <text:p>23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3095" calcext:value-type="float">
            <text:p>3,095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4" calcext:value-type="float">
            <text:p>294</text:p>
          </table:table-cell>
          <table:table-cell table:style-name="ce39" office:value-type="float" office:value="405" calcext:value-type="float">
            <text:p>40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32" calcext:value-type="float">
            <text:p>1,932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28" calcext:value-type="float">
            <text:p>2,928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32" calcext:value-type="float">
            <text:p>1,93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167" calcext:value-type="float">
            <text:p>167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8935" calcext:value-type="float">
            <text:p>8,935</text:p>
          </table:table-cell>
          <table:table-cell table:style-name="ce37" office:value-type="float" office:value="533" calcext:value-type="float">
            <text:p>533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507" calcext:value-type="float">
            <text:p>50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11" calcext:value-type="float">
            <text:p>1,311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843" calcext:value-type="float">
            <text:p>5,843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630" calcext:value-type="float">
            <text:p>8,630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516" calcext:value-type="float">
            <text:p>51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44" calcext:value-type="float">
            <text:p>1,144</text:p>
          </table:table-cell>
          <table:table-cell table:style-name="ce37" office:value-type="float" office:value="82" calcext:value-type="float">
            <text:p>8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843" calcext:value-type="float">
            <text:p>5,84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62" office:value-type="float" office:value="305" calcext:value-type="float">
            <text:p>305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3992" calcext:value-type="float">
            <text:p>3,992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4" calcext:value-type="float">
            <text:p>574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44" calcext:value-type="float">
            <text:p>2,644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874" calcext:value-type="float">
            <text:p>3,874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29" calcext:value-type="float">
            <text:p>529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44" calcext:value-type="float">
            <text:p>2,64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118" calcext:value-type="float">
            <text:p>118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9" office:value-type="float" office:value="4943" calcext:value-type="float">
            <text:p>4,94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37" calcext:value-type="float">
            <text:p>737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99" calcext:value-type="float">
            <text:p>3,199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756" calcext:value-type="float">
            <text:p>4,756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294" calcext:value-type="float">
            <text:p>2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5" calcext:value-type="float">
            <text:p>615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99" calcext:value-type="float">
            <text:p>3,19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187" calcext:value-type="float">
            <text:p>187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23415" calcext:value-type="float">
            <text:p>23,415</text:p>
          </table:table-cell>
          <table:table-cell table:style-name="ce37" office:value-type="float" office:value="1186" calcext:value-type="float">
            <text:p>1,186</text:p>
          </table:table-cell>
          <table:table-cell table:style-name="ce37" office:value-type="float" office:value="2376" calcext:value-type="float">
            <text:p>2,376</text:p>
          </table:table-cell>
          <table:table-cell table:style-name="ce37" office:value-type="float" office:value="1151" calcext:value-type="float">
            <text:p>1,151</text:p>
          </table:table-cell>
          <table:table-cell table:style-name="ce37" office:value-type="float" office:value="1450" calcext:value-type="float">
            <text:p>1,450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1145" calcext:value-type="float">
            <text:p>1,14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228" calcext:value-type="float">
            <text:p>5,228</text:p>
          </table:table-cell>
          <table:table-cell table:style-name="ce37" office:value-type="float" office:value="9636" calcext:value-type="float">
            <text:p>9,636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3912" calcext:value-type="float">
            <text:p>23,912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2524" calcext:value-type="float">
            <text:p>2,524</text:p>
          </table:table-cell>
          <table:table-cell table:style-name="ce37" office:value-type="float" office:value="1565" calcext:value-type="float">
            <text:p>1,565</text:p>
          </table:table-cell>
          <table:table-cell table:style-name="ce37" office:value-type="float" office:value="1860" calcext:value-type="float">
            <text:p>1,860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1311" calcext:value-type="float">
            <text:p>1,31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228" calcext:value-type="float">
            <text:p>5,228</text:p>
          </table:table-cell>
          <table:table-cell table:style-name="ce37" office:value-type="float" office:value="9636" calcext:value-type="float">
            <text:p>9,6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62" office:value-type="float" office:value="-497" calcext:value-type="float">
            <text:p><text:s text:c="7"/>－497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10467" calcext:value-type="float">
            <text:p>10,467</text:p>
          </table:table-cell>
          <table:table-cell table:style-name="ce38" office:value-type="float" office:value="584" calcext:value-type="float">
            <text:p>584</text:p>
          </table:table-cell>
          <table:table-cell table:style-name="ce38" office:value-type="float" office:value="1165" calcext:value-type="float">
            <text:p>1,165</text:p>
          </table:table-cell>
          <table:table-cell table:style-name="ce38" office:value-type="float" office:value="556" calcext:value-type="float">
            <text:p>556</text:p>
          </table:table-cell>
          <table:table-cell table:style-name="ce38" office:value-type="float" office:value="643" calcext:value-type="float">
            <text:p>643</text:p>
          </table:table-cell>
          <table:table-cell table:style-name="ce38" office:value-type="float" office:value="268" calcext:value-type="float">
            <text:p>268</text:p>
          </table:table-cell>
          <table:table-cell table:style-name="ce38" office:value-type="float" office:value="529" calcext:value-type="float">
            <text:p>5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89" calcext:value-type="float">
            <text:p>2,289</text:p>
          </table:table-cell>
          <table:table-cell table:style-name="ce38" office:value-type="float" office:value="4285" calcext:value-type="float">
            <text:p>4,28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570" calcext:value-type="float">
            <text:p>10,570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1099" calcext:value-type="float">
            <text:p>1,099</text:p>
          </table:table-cell>
          <table:table-cell table:style-name="ce38" office:value-type="float" office:value="697" calcext:value-type="float">
            <text:p>697</text:p>
          </table:table-cell>
          <table:table-cell table:style-name="ce38" office:value-type="float" office:value="775" calcext:value-type="float">
            <text:p>775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574" calcext:value-type="float">
            <text:p>57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89" calcext:value-type="float">
            <text:p>2,289</text:p>
          </table:table-cell>
          <table:table-cell table:style-name="ce38" office:value-type="float" office:value="4285" calcext:value-type="float">
            <text:p>4,28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63" office:value-type="float" office:value="-103" calcext:value-type="float">
            <text:p><text:s text:c="7"/>－103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12948" calcext:value-type="float">
            <text:p>12,948</text:p>
          </table:table-cell>
          <table:table-cell table:style-name="ce39" office:value-type="float" office:value="602" calcext:value-type="float">
            <text:p>602</text:p>
          </table:table-cell>
          <table:table-cell table:style-name="ce39" office:value-type="float" office:value="1211" calcext:value-type="float">
            <text:p>1,211</text:p>
          </table:table-cell>
          <table:table-cell table:style-name="ce39" office:value-type="float" office:value="595" calcext:value-type="float">
            <text:p>595</text:p>
          </table:table-cell>
          <table:table-cell table:style-name="ce39" office:value-type="float" office:value="807" calcext:value-type="float">
            <text:p>807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616" calcext:value-type="float">
            <text:p>6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39" calcext:value-type="float">
            <text:p>2,939</text:p>
          </table:table-cell>
          <table:table-cell table:style-name="ce39" office:value-type="float" office:value="5351" calcext:value-type="float">
            <text:p>5,351</text:p>
          </table:table-cell>
          <table:table-cell table:style-name="ce39" office:value-type="float" office:value="496" calcext:value-type="float">
            <text:p>49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3342" calcext:value-type="float">
            <text:p>13,342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1425" calcext:value-type="float">
            <text:p>1,425</text:p>
          </table:table-cell>
          <table:table-cell table:style-name="ce39" office:value-type="float" office:value="868" calcext:value-type="float">
            <text:p>868</text:p>
          </table:table-cell>
          <table:table-cell table:style-name="ce39" office:value-type="float" office:value="1085" calcext:value-type="float">
            <text:p>1,085</text:p>
          </table:table-cell>
          <table:table-cell table:style-name="ce39" office:value-type="float" office:value="405" calcext:value-type="float">
            <text:p>405</text:p>
          </table:table-cell>
          <table:table-cell table:style-name="ce39" office:value-type="float" office:value="737" calcext:value-type="float">
            <text:p>7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39" calcext:value-type="float">
            <text:p>2,939</text:p>
          </table:table-cell>
          <table:table-cell table:style-name="ce39" office:value-type="float" office:value="5351" calcext:value-type="float">
            <text:p>5,35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-394" calcext:value-type="float">
            <text:p><text:s text:c="7"/>－394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711" calcext:value-type="float">
            <text:p>711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4" calcext:value-type="float">
            <text:p>1,31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711" calcext:value-type="float">
            <text:p>7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5" calcext:value-type="float">
            <text:p><text:s text:c="7"/>－15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79" calcext:value-type="float">
            <text:p>57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8" calcext:value-type="float">
            <text:p>57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310" calcext:value-type="float">
            <text:p>3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" calcext:value-type="float">
            <text:p>1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401" calcext:value-type="float">
            <text:p>40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6" calcext:value-type="float">
            <text:p><text:s text:c="7"/>－16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6066" calcext:value-type="float">
            <text:p>6,066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2665" calcext:value-type="float">
            <text:p>2,665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87" calcext:value-type="float">
            <text:p>5,587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769" calcext:value-type="float">
            <text:p>769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51" calcext:value-type="float">
            <text:p>851</text:p>
          </table:table-cell>
          <table:table-cell table:style-name="ce40" office:value-type="float" office:value="2665" calcext:value-type="float">
            <text:p>2,66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479" calcext:value-type="float">
            <text:p>47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770" calcext:value-type="float">
            <text:p>2,770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46" calcext:value-type="float">
            <text:p>2,446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324" calcext:value-type="float">
            <text:p>324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296" calcext:value-type="float">
            <text:p>3,296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475" calcext:value-type="float">
            <text:p>475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1487" calcext:value-type="float">
            <text:p>1,487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41" calcext:value-type="float">
            <text:p>3,141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1487" calcext:value-type="float">
            <text:p>1,4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55" calcext:value-type="float">
            <text:p>155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8" calcext:value-type="float">
            <text:p>558</text:p>
          </table:table-cell>
          <table:table-cell table:style-name="ce40" office:value-type="float" office:value="460" calcext:value-type="float">
            <text:p>46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73" calcext:value-type="float">
            <text:p>73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40" calcext:value-type="float">
            <text:p>64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4" calcext:value-type="float">
            <text:p>61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201" calcext:value-type="float">
            <text:p>20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6" calcext:value-type="float">
            <text:p>26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259" calcext:value-type="float">
            <text:p>2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7" calcext:value-type="float">
            <text:p>47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228" calcext:value-type="float">
            <text:p>1,228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02" calcext:value-type="float">
            <text:p>1,102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126" calcext:value-type="float">
            <text:p>126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02" calcext:value-type="float">
            <text:p>50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34" calcext:value-type="float">
            <text:p>34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26" calcext:value-type="float">
            <text:p>72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256" calcext:value-type="float">
            <text:p>2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92" calcext:value-type="float">
            <text:p>92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365" calcext:value-type="float">
            <text:p>2,365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13" calcext:value-type="float">
            <text:p>11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89" calcext:value-type="float">
            <text:p>2,789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1299" calcext:value-type="float">
            <text:p>1,299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2" office:value-type="float" office:value="-424" calcext:value-type="float">
            <text:p><text:s text:c="7"/>－424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95" calcext:value-type="float">
            <text:p><text:s text:c="7"/>－195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373" calcext:value-type="float">
            <text:p>1,37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741" calcext:value-type="float">
            <text:p>74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2" calcext:value-type="float">
            <text:p>1,60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741" calcext:value-type="float">
            <text:p>7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229" calcext:value-type="float">
            <text:p><text:s text:c="7"/>－229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166" calcext:value-type="float">
            <text:p><text:s text:c="7"/>－166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73" calcext:value-type="float">
            <text:p>47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1" calcext:value-type="float">
            <text:p>51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38" calcext:value-type="float">
            <text:p><text:s text:c="7"/>－38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82" calcext:value-type="float">
            <text:p>1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8" calcext:value-type="float">
            <text:p><text:s text:c="7"/>－128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90" calcext:value-type="float">
            <text:p>1,490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534" calcext:value-type="float">
            <text:p>534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76" calcext:value-type="float">
            <text:p>1,57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534" calcext:value-type="float">
            <text:p>53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86" calcext:value-type="float">
            <text:p><text:s text:c="7"/>－86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8" calcext:value-type="float">
            <text:p>68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211" calcext:value-type="float">
            <text:p>21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9" calcext:value-type="float">
            <text:p><text:s text:c="7"/>－59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323" calcext:value-type="float">
            <text:p>3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7" calcext:value-type="float">
            <text:p><text:s text:c="7"/>－27</text:p>
          </table:table-cell>
          <table:table-cell table:style-name="ce67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31" calcext:value-type="float">
            <text:p>1,13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2" table:style-name="ce40" office:value-type="float" office:value="76" calcext:value-type="float">
            <text:p>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float" office:value="301" calcext:value-type="float">
            <text:p>30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63" calcext:value-type="float">
            <text:p><text:s text:c="7"/>－163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01" calcext:value-type="float">
            <text:p>50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39" calcext:value-type="float">
            <text:p>13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3" calcext:value-type="float">
            <text:p><text:s text:c="7"/>－4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162" calcext:value-type="float">
            <text:p>1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0" calcext:value-type="float">
            <text:p><text:s text:c="7"/>－120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39" calcext:value-type="float">
            <text:p>2,239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576" calcext:value-type="float">
            <text:p>5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238" calcext:value-type="float">
            <text:p><text:s text:c="7"/>－238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410" calcext:value-type="float">
            <text:p>4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1" calcext:value-type="float">
            <text:p><text:s text:c="7"/>－111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130" calcext:value-type="float">
            <text:p>1,13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7" calcext:value-type="float">
            <text:p>1,25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27" calcext:value-type="float">
            <text:p><text:s text:c="7"/>－127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517" calcext:value-type="float">
            <text:p>51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42" calcext:value-type="float">
            <text:p>64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-125" calcext:value-type="float">
            <text:p><text:s text:c="7"/>－12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55" calcext:value-type="float">
            <text:p><text:s text:c="7"/>－5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0" calcext:value-type="float">
            <text:p><text:s text:c="7"/>－70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11" calcext:value-type="float">
            <text:p>1,111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570" calcext:value-type="float">
            <text:p>57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32" calcext:value-type="float">
            <text:p>1,13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570" calcext:value-type="float">
            <text:p>57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21" calcext:value-type="float">
            <text:p><text:s text:c="7"/>－21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01" calcext:value-type="float">
            <text:p>50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4" calcext:value-type="float">
            <text:p>49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7" calcext:value-type="float">
            <text:p>7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8" calcext:value-type="float">
            <text:p>63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326" calcext:value-type="float">
            <text:p>3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8" calcext:value-type="float">
            <text:p><text:s text:c="7"/>－2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19" calcext:value-type="float">
            <text:p>19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01" calcext:value-type="float">
            <text:p>101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2" table:style-name="ce41" office:value-type="float" office:value="8" calcext:value-type="float">
            <text:p>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5" calcext:value-type="float">
            <text:p>55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53" calcext:value-type="float">
            <text:p>1,25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102" calcext:value-type="float">
            <text:p><text:s text:c="7"/>－102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35" calcext:value-type="float">
            <text:p>23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63" calcext:value-type="float">
            <text:p><text:s text:c="7"/>－6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22" calcext:value-type="float">
            <text:p>62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39" calcext:value-type="float">
            <text:p><text:s text:c="7"/>－39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87" calcext:value-type="float">
            <text:p>1,387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11" calcext:value-type="float">
            <text:p>511</text:p>
          </table:table-cell>
          <table:table-cell table:style-name="ce40" office:value-type="float" office:value="459" calcext:value-type="float">
            <text:p>45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4" calcext:value-type="float">
            <text:p>504</text:p>
          </table:table-cell>
          <table:table-cell table:style-name="ce40" office:value-type="float" office:value="459" calcext:value-type="float">
            <text:p>45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70" calcext:value-type="float">
            <text:p>7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47" calcext:value-type="float">
            <text:p>24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3" calcext:value-type="float">
            <text:p>3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02" calcext:value-type="float">
            <text:p>702</text:p>
          </table:table-cell>
          <table:table-cell table:number-columns-repeated="2" table:style-name="ce42" office:value-type="float" office:value="39" calcext:value-type="float">
            <text:p>3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212" calcext:value-type="float">
            <text:p>2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7" calcext:value-type="float">
            <text:p>37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831" calcext:value-type="float">
            <text:p>831</text:p>
          </table:table-cell>
          <table:table-cell table:number-columns-repeated="2" table:style-name="ce40" office:value-type="float" office:value="37" calcext:value-type="float">
            <text:p>37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37" calcext:value-type="float">
            <text:p>83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6" calcext:value-type="float">
            <text:p><text:s text:c="7"/>－6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16" calcext:value-type="float">
            <text:p>1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04" calcext:value-type="float">
            <text:p>10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0" calcext:value-type="float">
            <text:p><text:s text:c="7"/>－10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4" calcext:value-type="float">
            <text:p>4</text:p>
          </table:table-cell>
          <table:table-cell table:style-name="ce67" table:number-columns-repeated="993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7" office:value-type="float" office:value="988" calcext:value-type="float">
            <text:p>98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91" calcext:value-type="float">
            <text:p>29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7" calcext:value-type="float">
            <text:p>12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59" office:value-type="float" office:value="636" calcext:value-type="float">
            <text:p>636</text:p>
          </table:table-cell>
          <table:table-cell table:style-name="ce67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02" calcext:value-type="float">
            <text:p>50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2" calcext:value-type="float">
            <text:p>6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307" calcext:value-type="float">
            <text:p>307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138" calcext:value-type="float">
            <text:p>138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917" calcext:value-type="float">
            <text:p>91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268" calcext:value-type="float">
            <text:p>26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9" calcext:value-type="float">
            <text:p>11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619" calcext:value-type="float">
            <text:p>619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63" calcext:value-type="float">
            <text:p>46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38" calcext:value-type="float">
            <text:p>1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06" calcext:value-type="float">
            <text:p>306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30" calcext:value-type="float">
            <text:p>1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" calcext:value-type="float">
            <text:p>6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13" calcext:value-type="float">
            <text:p>313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7" calcext:value-type="float">
            <text:p>17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" calcext:value-type="float">
            <text:p>1</text:p>
          </table:table-cell>
          <table:table-cell table:style-name="ce67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6" calcext:value-type="float">
            <text:p>16</text:p>
          </table:table-cell>
          <table:table-cell table:style-name="ce67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0" office:value-type="string" calcext:value-type="string" table:number-columns-spanned="5" table:number-rows-spanned="1">
            <text:p>內政部戶政司 民國101年2月6日編製</text:p>
          </table:table-cell>
          <table:covered-table-cell table:number-columns-repeated="4" table:style-name="ce50"/>
          <table:table-cell table:number-columns-repeated="993"/>
        </table:table-row>
        <table:table-row table:style-name="ro5">
          <table:table-cell table:style-name="ce16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5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2-06T17:04:03</meta:creation-date>
    <dc:creator>user</dc:creator>
    <dc:date>2012-02-06T17:04:37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